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mbie-Game (2D)</text:p>
      <text:p text:style-name="P1"/>
      <text:p text:style-name="P2"><text:span text:style-name="T1">Grundidee</text:span>: Man läuft auf einer Map rum, dort sind Zombies, die einen jagen, wenn man ihnen zu nahe kommt (man hat einen Radius). Wenn der Zombie einen erwischt verliert man Lebensenergie. Man muss in Dörfer, weil man Hunger und Durst hat.</text:p>
      <text:p text:style-name="P2"/>
      <text:p text:style-name="P2"><text:span text:style-name="T1">Spielziel</text:span>:</text:p>
      <text:list xml:id="list33458732" text:style-name="L2">
        <text:list-item>
          <text:p text:style-name="P3">Einfach überleben</text:p>
        </text:list-item>
        <text:list-item>
          <text:p text:style-name="P3">Teile finden für kaputten Helikopter um zu fliehen</text:p>
        </text:list-item>
      </text:list>
      <text:p text:style-name="Standard"/>
      <text:p text:style-name="Standard"><text:span text:style-name="T1">Features</text:span>:</text:p>
      <text:list xml:id="list33473632" text:style-name="L3">
        <text:list-item>
          <text:p text:style-name="P4">Zombies sind so schnell wie der Spieler</text:p>
        </text:list-item>
        <text:list-item>
          <text:p text:style-name="P4">Zombies alamieren vielleicht andere Zombies (entweder dein Radius erhöht sich, wenn dich ein Zombie sieht, oder der Zombie alamiert alle anderen Zombies die in dessen Radius sind)</text:p>
        </text:list-item>
        <text:list-item>
          <text:p text:style-name="P4">Mann kann sich ducken, oder hinlegen, wenn man in der Nähe eines Busches ist sorgt das für einen verkleinerten Radius.</text:p>
        </text:list-item>
        <text:list-item>
          <text:p text:style-name="P4">Zombies können erschossen werden, man schießt und die bekommen einen random-wert schaden von zB 100 Lebenspunkten.</text:p>
        </text:list-item>
        <text:list-item>
          <text:p text:style-name="P4">Hat man ein Messer, kann man auch auf den Zombie einstechen und sich so wehren. </text:p>
        </text:list-item>
      </text:list>
      <text:p text:style-name="Standard"/>
      <text:p text:style-name="Standard"/>
      <text:p text:style-name="Standard"><text:span text:style-name="T1">Sounds</text:span>:</text:p>
      <text:list xml:id="list33589261" text:style-name="L4">
        <text:list-item>
          <text:p text:style-name="P5">Bedrückende Hintergrundmusik</text:p>
        </text:list-item>
        <text:list-item>
          <text:p text:style-name="P5">Zombie-Gestöhne, wenn Zombie in der Nähe</text:p>
        </text:list-item>
        <text:list-item>
          <text:p text:style-name="P5">Geräusche, die die Verfassung des Spielers wiedergeben (Herzschlag, Atmung, Bauchgrummeln)</text:p>
        </text:list-item>
      </text:list>
      <text:p text:style-name="Standard"/>
      <text:p text:style-name="Standard"><text:span text:style-name="T1">Haus</text:span>:</text:p>
      <text:list xml:id="list33625066" text:style-name="L5">
        <text:list-item>
          <text:p text:style-name="P6">Beim Betreten das Hauses neue Map laden?</text:p>
        </text:list-item>
        <text:list-item>
          <text:p text:style-name="P6">Wenn man ins Haus geht, wird das Dach durchsichtig. ← einfach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5T13:29:16.26</meta:creation-date>
    <dc:date>2012-08-05T13:50:44.27</dc:date>
    <meta:editing-duration>PT21M32S</meta:editing-duration>
    <meta:editing-cycles>4</meta:editing-cycles>
    <meta:generator>OpenOffice.org/3.3$Win32 OpenOffice.org_project/330m20$Build-9567</meta:generator>
    <meta:document-statistic meta:table-count="0" meta:image-count="0" meta:object-count="0" meta:page-count="1" meta:paragraph-count="18" meta:word-count="190" meta:character-count="1156"/>
  </office:meta>
</office:document-meta>
</file>